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7A000002C9E5FDFD2865B36AB6.png" manifest:media-type="image/png"/>
  <manifest:file-entry manifest:full-path="Pictures/100000010000027A000002C94CCCCCBAB488D536.png" manifest:media-type="image/png"/>
  <manifest:file-entry manifest:full-path="Pictures/20000002000001DB000002160E9D9822EE0F3E35.eps" manifest:media-type="image/x-eps"/>
  <manifest:file-entry manifest:full-path="Pictures/100000010000027A000002C96C7C299C35734CDD.png" manifest:media-type="image/png"/>
  <manifest:file-entry manifest:full-path="Pictures/20000002000001DB0000021669B01E83D0B29B5E.eps" manifest:media-type="image/x-eps"/>
  <manifest:file-entry manifest:full-path="Pictures/20000002000001DB00000216EC1D6BB4A87B9C19.eps" manifest:media-type="image/x-eps"/>
  <manifest:file-entry manifest:full-path="Pictures/100000010000027A000002C9EF188CA5CBE0AD02.png" manifest:media-type="image/png"/>
  <manifest:file-entry manifest:full-path="Pictures/20000002000001DB000002167CC5FF34D75CA871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HGLGY</text:p>
          </draw:text-box>
        </draw:frame>
        <draw:frame draw:style-name="gr1" draw:text-style-name="P1" draw:layer="layout" svg:width="11.162cm" svg:height="12.548cm" svg:x="7.874cm" svg:y="2.692cm">
          <draw:image xlink:href="Pictures/20000002000001DB000002167CC5FF34D75CA871.eps" xlink:type="simple" xlink:show="embed" xlink:actuate="onLoad" draw:mime-type="image/x-svm">
            <text:p/>
          </draw:image>
          <draw:image xlink:href="Pictures/100000010000027A000002C9EF188CA5CBE0AD02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GLGY</text:p>
          </draw:text-box>
        </draw:frame>
        <draw:frame draw:style-name="gr1" draw:text-style-name="P1" draw:layer="layout" svg:width="10.498cm" svg:height="11.802cm" svg:x="8.636cm" svg:y="2.93cm">
          <draw:image xlink:href="Pictures/20000002000001DB0000021669B01E83D0B29B5E.eps" xlink:type="simple" xlink:show="embed" xlink:actuate="onLoad" draw:mime-type="image/x-svm">
            <text:p/>
          </draw:image>
          <draw:image xlink:href="Pictures/100000010000027A000002C96C7C299C35734CDD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GSGY</text:p>
          </draw:text-box>
        </draw:frame>
        <draw:frame draw:style-name="gr1" draw:text-style-name="P1" draw:layer="layout" svg:width="9.514cm" svg:height="10.696cm" svg:x="9.028cm" svg:y="3.302cm">
          <draw:image xlink:href="Pictures/20000002000001DB000002160E9D9822EE0F3E35.eps" xlink:type="simple" xlink:show="embed" xlink:actuate="onLoad" draw:mime-type="image/x-svm">
            <text:p/>
          </draw:image>
          <draw:image xlink:href="Pictures/100000010000027A000002C94CCCCCBAB488D536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SGSY</text:p>
          </draw:text-box>
        </draw:frame>
        <draw:frame draw:style-name="gr1" draw:text-style-name="P1" draw:layer="layout" svg:width="10.332cm" svg:height="11.615cm" svg:x="8.21cm" svg:y="3.302cm">
          <draw:image xlink:href="Pictures/20000002000001DB00000216EC1D6BB4A87B9C19.eps" xlink:type="simple" xlink:show="embed" xlink:actuate="onLoad" draw:mime-type="image/x-svm">
            <text:p/>
          </draw:image>
          <draw:image xlink:href="Pictures/100000010000027A000002C9E5FDFD2865B36AB6.png" xlink:type="simple" xlink:show="embed" xlink:actuate="onLoad" draw:mime-type="image/png"/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03T22:34:37.249682642</meta:creation-date>
    <dc:date>2023-01-03T22:36:10.257531681</dc:date>
    <meta:editing-duration>PT1M33S</meta:editing-duration>
    <meta:editing-cycles>1</meta:editing-cycles>
    <meta:document-statistic meta:object-count="37"/>
    <meta:generator>LibreOffice/7.3.7.2$Linux_X86_64 LibreOffice_project/30$Build-2</meta:generator>
  </office:meta>
</office:document-meta>
</file>